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style:font-name-asian="verdana" style:font-style-asian="normal"/>
    </style:style>
    <style:style style:name="P4"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5"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6" style:family="paragraph" style:parent-style-name="Standard">
      <style:text-properties style:font-name="メイリオ2" style:font-name-asian="メイリオ2" style:language-asian="ja" style:country-asian="JP"/>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language-asian="ja" style:country-asian="JP"/>
    </style:style>
    <style:style style:name="P9" style:family="paragraph" style:parent-style-name="Standard" style:list-style-name="L1">
      <style:text-properties style:language-asian="ja" style:country-asian="JP"/>
    </style:style>
    <style:style style:name="P10" style:family="paragraph" style:parent-style-name="Standard" style:list-style-name="L2">
      <style:text-properties style:language-asian="ja" style:country-asian="JP"/>
    </style:style>
    <style:style style:name="P11" style:family="paragraph" style:parent-style-name="Standard" style:list-style-name="L3">
      <style:text-properties style:language-asian="ja" style:country-asian="JP"/>
    </style:style>
    <style:style style:name="P12" style:family="paragraph" style:parent-style-name="Standard" style:list-style-name="L4">
      <style:text-properties style:language-asian="ja" style:country-asian="JP"/>
    </style:style>
    <style:style style:name="P13" style:family="paragraph" style:parent-style-name="Standard" style:list-style-name="L5">
      <style:text-properties style:language-asian="ja" style:country-asian="JP"/>
    </style:style>
    <style:style style:name="P14" style:family="paragraph" style:parent-style-name="Standard" style:list-style-name="L6">
      <style:text-properties style:language-asian="ja" style:country-asian="JP"/>
    </style:style>
    <style:style style:name="P15" style:family="paragraph" style:parent-style-name="Standard" style:list-style-name="L7">
      <style:text-properties style:language-asian="ja" style:country-asian="JP"/>
    </style:style>
    <style:style style:name="P16" style:family="paragraph" style:parent-style-name="Standard" style:list-style-name="L8">
      <style:text-properties style:language-asian="ja" style:country-asian="JP"/>
    </style:style>
    <style:style style:name="P17" style:family="paragraph" style:parent-style-name="Standard" style:list-style-name="L9">
      <style:text-properties style:language-asian="ja" style:country-asian="JP"/>
    </style:style>
    <style:style style:name="P18" style:family="paragraph" style:parent-style-name="Standard" style:list-style-name="L10">
      <style:text-properties style:language-asian="ja" style:country-asian="JP"/>
    </style:style>
    <style:style style:name="P19" style:family="paragraph" style:parent-style-name="Standard" style:list-style-name="L11">
      <style:text-properties style:language-asian="ja" style:country-asian="JP"/>
    </style:style>
    <style:style style:name="P20" style:family="paragraph" style:parent-style-name="Standard" style:list-style-name="L12">
      <style:text-properties style:language-asian="ja" style:country-asian="JP"/>
    </style:style>
    <style:style style:name="P21" style:family="paragraph" style:parent-style-name="Standard" style:list-style-name="L13">
      <style:text-properties style:language-asian="ja" style:country-asian="JP"/>
    </style:style>
    <style:style style:name="P22" style:family="paragraph" style:parent-style-name="Standard" style:list-style-name="L15">
      <style:text-properties style:language-asian="ja" style:country-asian="JP"/>
    </style:style>
    <style:style style:name="P23" style:family="paragraph" style:parent-style-name="Standard" style:list-style-name="L21">
      <style:text-properties style:language-asian="ja" style:country-asian="JP"/>
    </style:style>
    <style:style style:name="P24" style:family="paragraph" style:parent-style-name="Standard" style:list-style-name="L22">
      <style:text-properties style:language-asian="ja" style:country-asian="JP"/>
    </style:style>
    <style:style style:name="P25" style:family="paragraph" style:parent-style-name="Standard" style:list-style-name="L23">
      <style:text-properties style:language-asian="ja" style:country-asian="JP"/>
    </style:style>
    <style:style style:name="P26" style:family="paragraph" style:parent-style-name="Standard" style:list-style-name="L24">
      <style:text-properties style:language-asian="ja" style:country-asian="JP"/>
    </style:style>
    <style:style style:name="P27" style:family="paragraph" style:parent-style-name="Standard" style:list-style-name="L25">
      <style:text-properties style:language-asian="ja" style:country-asian="JP"/>
    </style:style>
    <style:style style:name="P28" style:family="paragraph" style:parent-style-name="Standard" style:list-style-name="L26">
      <style:text-properties style:language-asian="ja" style:country-asian="JP"/>
    </style:style>
    <style:style style:name="P29" style:family="paragraph" style:parent-style-name="Standard" style:list-style-name="L27">
      <style:text-properties style:language-asian="ja" style:country-asian="JP"/>
    </style:style>
    <style:style style:name="P30" style:family="paragraph" style:parent-style-name="Standard" style:list-style-name="L14"/>
    <style:style style:name="P31" style:family="paragraph" style:parent-style-name="Standard" style:list-style-name="L16"/>
    <style:style style:name="P32" style:family="paragraph" style:parent-style-name="Standard" style:list-style-name="L17"/>
    <style:style style:name="P33" style:family="paragraph" style:parent-style-name="Standard" style:list-style-name="L18">
      <style:text-properties style:font-name="メイリオ2" style:font-name-asian="メイリオ2"/>
    </style:style>
    <style:style style:name="P34" style:family="paragraph" style:parent-style-name="Standard" style:list-style-name="L19">
      <style:text-properties style:font-name="メイリオ2" style:font-name-asian="メイリオ2"/>
    </style:style>
    <style:style style:name="P35" style:family="paragraph" style:parent-style-name="Standard" style:list-style-name="L19">
      <style:text-properties style:font-name="メイリオ2" style:font-name-asian="メイリオ2" style:language-asian="ja" style:country-asian="JP" style:font-style-asian="normal"/>
    </style:style>
    <style:style style:name="P36" style:family="paragraph" style:parent-style-name="Standard" style:list-style-name="L20">
      <style:text-properties style:font-name="メイリオ2" style:font-name-asian="メイリオ2" style:language-asian="ja" style:country-asian="JP" style:font-style-asian="normal"/>
    </style:style>
    <style:style style:name="P37" style:family="paragraph" style:parent-style-name="Standard" style:list-style-name="L20">
      <style:text-properties style:font-name="メイリオ2" style:font-name-asian="メイリオ2"/>
    </style:style>
    <style:style style:name="P38" style:family="paragraph" style:parent-style-name="Standard" style:list-style-name="L5">
      <style:paragraph-properties fo:margin-left="2.501cm" fo:margin-right="0cm" fo:text-indent="-0.635cm" style:auto-text-indent="false"/>
      <style:text-properties style:language-asian="ja" style:country-asian="JP"/>
    </style:style>
    <style:style style:name="P39" style:family="paragraph" style:parent-style-name="Standard" style:list-style-name="L5">
      <style:paragraph-properties fo:margin-left="3.752cm" fo:margin-right="0cm" fo:text-indent="-0.635cm" style:auto-text-indent="false"/>
      <style:text-properties style:language-asian="ja" style:country-asian="JP"/>
    </style:style>
    <style:style style:name="P40" style:family="paragraph" style:parent-style-name="Heading_20_1">
      <style:text-properties style:language-asian="ja" style:country-asian="JP"/>
    </style:style>
    <style:style style:name="P41" style:family="paragraph" style:parent-style-name="Heading_20_1">
      <style:paragraph-properties fo:break-before="page"/>
    </style:style>
    <style:style style:name="P42"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43" style:family="paragraph" style:parent-style-name="Heading_20_3">
      <style:text-properties style:font-name-asian="verdana" style:font-style-asian="normal"/>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2-11-20</text:p>
      <text:p text:style-name="P2"/>
      <text:p text:style-name="P2"/>
      <text:p text:style-name="P2"/>
      <text:p text:style-name="P2"/>
      <text:p text:style-name="P2"/>
      <text:p text:style-name="P2"/>
      <text:p text:style-name="P8"/>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44">Pickles Framework の概要<text:tab/>5</text:p>
          <text:p text:style-name="P45">「サイトマップ」「コンテンツ」「テーマ」<text:tab/>5</text:p>
          <text:p text:style-name="P45">主な制作の手順<text:tab/>6</text:p>
          <text:p text:style-name="P44">セットアップ手順<text:tab/>7</text:p>
          <text:p text:style-name="P45">パーミッション設定<text:tab/>7</text:p>
          <text:p text:style-name="P44">ディレクトリ構成<text:tab/>8</text:p>
          <text:p text:style-name="P45">インストールディレクトリ<text:tab/>8</text:p>
          <text:p text:style-name="P44">サイトマップの管理<text:tab/>10</text:p>
          <text:p text:style-name="P45">サイトマップの形式<text:tab/>10</text:p>
          <text:p text:style-name="P45">サイトマップCSVの設置場所<text:tab/>11</text:p>
          <text:p text:style-name="P45">サイトマップCSVの定義<text:tab/>11</text:p>
          <text:p text:style-name="P45">ダイナミックパス機能<text:tab/>12</text:p>
          <text:p text:style-name="P45">エイリアス機能<text:tab/>13</text:p>
          <text:p text:style-name="P44">コンテンツの制作ルール<text:tab/>14</text:p>
          <text:p text:style-name="P45">コンテンツ制作マニュアル<text:tab/>14</text:p>
          <text:p text:style-name="P45">コンテンツモジュール一覧<text:tab/>14</text:p>
          <text:p text:style-name="P44">テーマ<text:tab/>16</text:p>
          <text:p text:style-name="P45">複数のテーマの管理と切り替え<text:tab/>16</text:p>
          <text:p text:style-name="P45">レイアウト<text:tab/>16</text:p>
          <text:p text:style-name="P45">テーマの格納ディレクトリ<text:tab/>17</text:p>
          <text:p text:style-name="P45">テンプレートの記述<text:tab/>17</text:p>
          <text:p text:style-name="P46">コンテンツを出力する<text:tab/>17</text:p>
          <text:p text:style-name="P46">コンテンツが定義したCSSやJavaScriptを出力する<text:tab/>18</text:p>
          <text:p text:style-name="P46">ページの情報を出力する<text:tab/>19</text:p>
          <text:p text:style-name="P46"><text:soft-page-break/>その他の機能から出力する<text:tab/>19</text:p>
          <text:p text:style-name="P45">コンテンツソースのDOM置換加工<text:tab/>20</text:p>
          <text:p text:style-name="P44">パブリッシュ<text:tab/>21</text:p>
          <text:p text:style-name="P45">パブリッシュ実行手順<text:tab/>21</text:p>
          <text:p text:style-name="P45">設定<text:tab/>21</text:p>
          <text:p text:style-name="P45">仕様<text:tab/>22</text:p>
          <text:p text:style-name="P46">パブリッシュ対象ファイルの一覧をどう生成するか<text:tab/>22</text:p>
          <text:p text:style-name="P46">静的書き出しファイルと動的書き出しファイル<text:tab/>22</text:p>
          <text:p text:style-name="P46">X-PXFW-RELATEDLINK<text:tab/>22</text:p>
          <text:p text:style-name="P44">メインコンフィグ<text:tab/>24</text:p>
          <text:p text:style-name="P45">書式<text:tab/>24</text:p>
          <text:p text:style-name="P45">設定項目<text:tab/>24</text:p>
          <text:p text:style-name="P46">project<text:tab/>24</text:p>
          <text:p text:style-name="P46">paths<text:tab/>25</text:p>
          <text:p text:style-name="P46">dbms<text:tab/>25</text:p>
          <text:p text:style-name="P46">publish<text:tab/>26</text:p>
          <text:p text:style-name="P46">system<text:tab/>26</text:p>
          <text:p text:style-name="P44">データベース(RDBMS)の利用<text:tab/>27</text:p>
          <text:p text:style-name="P44">ユーザーの管理<text:tab/>28</text:p>
          <text:p text:style-name="P45">ユーザー情報格納テーブルの構造<text:tab/>28</text:p>
          <text:p text:style-name="P46">ユーザーテーブル： {$dbms.prefix}_user<text:tab/>28</text:p>
          <text:p text:style-name="P45">セットアップ手順<text:tab/>28</text:p>
          <text:p text:style-name="P44">PXコマンド<text:tab/>29</text:p>
          <text:p text:style-name="P45">実行方法<text:tab/>29</text:p>
          <text:p text:style-name="P45">PXコマンド一覧<text:tab/>29</text:p>
          <text:p text:style-name="P44">コーディング規約<text:tab/>31</text:p>
          <text:p text:style-name="P45">内部エンコード<text:tab/>31</text:p>
          <text:p text:style-name="P45"><text:soft-page-break/>改行コード<text:tab/>31</text:p>
          <text:p text:style-name="P45">インデント<text:tab/>31</text:p>
          <text:p text:style-name="P45">演算子<text:tab/>31</text:p>
          <text:p text:style-name="P45">命名規則<text:tab/>31</text:p>
          <text:p text:style-name="P46">PHPのクラス名<text:tab/>31</text:p>
          <text:p text:style-name="P46">PHPのメソッド名<text:tab/>32</text:p>
          <text:p text:style-name="P46">JavaScriptのオブジェクト名<text:tab/>32</text:p>
          <text:p text:style-name="P46">CSSクラス名<text:tab/>32</text:p>
          <text:p text:style-name="P46">パラメータ、クッキー、セッション、HTTP拡張ヘッダー<text:tab/>33</text:p>
          <text:p text:style-name="P46">名称の省略について<text:tab/>33</text:p>
          <text:p text:style-name="P46">その他<text:tab/>34</text:p>
          <text:p text:style-name="P45">予約語<text:tab/>34</text:p>
          <text:p text:style-name="P46">URIパラメータ<text:tab/>34</text:p>
          <text:p text:style-name="P46">クッキー<text:tab/>34</text:p>
          <text:p text:style-name="P46">セッション<text:tab/>34</text:p>
          <text:p text:style-name="P46">HTTPレスポンスヘッダー<text:tab/>35</text:p>
        </text:index-body>
      </text:table-of-content>
      <text:p text:style-name="Standard"/>
      <text:p text:style-name="Standard"/>
      <text:p text:style-name="P7"/>
      <text:h text:style-name="Heading_20_1" text:outline-level="1">Pickles Framework <text:span text:style-name="T1">の概要</text:span></text:h>
      <text:p text:style-name="P2">Pickles Frameworkは、PHP5で動作するフレームワークである。静的でたくさんのページを持つウェブページを効率よく構築することを目的としている。ウェブサイト構築の初期から導入し、プロトタイプを作成しながら進められるようなフレキシブルな制作スタイルを実現する。</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ある。</text:span></text:p>
      <text:p text:style-name="P2"/>
      <text:list xml:id="list21437943" text:style-name="L1">
        <text:list-item>
          <text:p text:style-name="P9"><text:span text:style-name="T3">サイトマップ</text:span><text:line-break/>サイト全体のページの一覧、論理的階層構造(パンくず)、各ページに紐付くプロパティ情報(ページタイトルなど)を管理する概念。CSV形式のファイルで管理される。</text:p>
        </text:list-item>
        <text:list-item>
          <text:p text:style-name="P9"><text:span text:style-name="T3">コンテンツ</text:span><text:line-break/>ページ要素のうち、内容部分だけを取り出した概念。</text:p>
        </text:list-item>
        <text:list-item>
          <text:p text:style-name="P9"><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する。</text:p>
        </text:list-item>
      </text:list>
      <text:p text:style-name="P2"/>
      <text:p text:style-name="P2"/>
      <text:h text:style-name="Heading_20_2" text:outline-level="2"><text:soft-page-break/>主な制作の手順</text:h>
      <text:p text:style-name="P2">次の手順で制作を行う。</text:p>
      <text:p text:style-name="P2"/>
      <text:list xml:id="list21421487" text:style-name="L2">
        <text:list-item>
          <text:p text:style-name="P10">サイトマップを定義</text:p>
        </text:list-item>
        <text:list-item>
          <text:p text:style-name="P10">コンテンツを編集</text:p>
        </text:list-item>
        <text:list-item>
          <text:p text:style-name="P10">テーマを編集</text:p>
        </text:list-item>
        <text:list-item>
          <text:p text:style-name="P10">パブリッシュ</text:p>
        </text:list-item>
      </text:list>
      <text:p text:style-name="P2"/>
      <text:p text:style-name="P2">最後のパブリッシュの手順により、サイト全体のHTMLが静的な形式に出力される。これにより、PHPやフレームワークを介さず、一般的なウェブサーバーがあれば公開できる状態となる。</text:p>
      <text:p text:style-name="P2"/>
      <text:p text:style-name="P2"/>
      <text:p text:style-name="P8"/>
      <text:h text:style-name="Heading_20_1" text:outline-level="1">セットアップ手順</text:h>
      <text:p text:style-name="P2"/>
      <text:list xml:id="list21437393" text:style-name="L3">
        <text:list-item>
          <text:p text:style-name="P11">最新のソース一式をダウンロードする。</text:p>
        </text:list-item>
        <text:list-item>
          <text:p text:style-name="P11">解凍する。</text:p>
        </text:list-item>
        <text:list-item>
          <text:p text:style-name="P11">htdocsに格納されたファイル一式を、お使いのウェブサーバーのドキュメントルート配下の任意のディレクトリに設置する。</text:p>
        </text:list-item>
        <text:list-item>
          <text:p text:style-name="P11">ウェブブラウザからアクセスする。</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する。</text:p>
      <text:p text:style-name="P2"/>
      <text:list xml:id="list21416059" text:style-name="L4">
        <text:list-item>
          <text:p text:style-name="P12">./_PX/_sys</text:p>
        </text:list-item>
        <text:list-item>
          <text:p text:style-name="P12">./_caches</text:p>
        </text:list-item>
      </text:list>
      <text:p text:style-name="P2"/>
      <text:p text:style-name="P2"/>
      <text:p text:style-name="P2"/>
      <text:p text:style-name="P2"/>
      <text:p text:style-name="P8"/>
      <text:h text:style-name="Heading_20_1" text:outline-level="1">ディレクトリ構成</text:h>
      <text:p text:style-name="Text_20_body">Pickles Framework <text:span text:style-name="T1">のファイルとディレクトリの構成について記載する。</text:span></text:p>
      <text:h text:style-name="Heading_20_2" text:outline-level="2">インストールディレクトリ</text:h>
      <text:list xml:id="list21442686" text:style-name="L5">
        <text:list-item>
          <text:p text:style-name="P13">@_PX (Pickles Frameworkディレクトリ)</text:p>
        </text:list-item>
        <text:list-item>
          <text:p text:style-name="P38">@_FW (フレームワーク関連ライブラリ)</text:p>
        </text:list-item>
        <text:list-item>
          <text:p text:style-name="P38">@_sys (システムが書き込む領域)</text:p>
        </text:list-item>
        <text:list-item>
          <text:p text:style-name="P38">@configs (設定ファイル格納ディレクトリ)</text:p>
        </text:list-item>
        <text:list-item>
          <text:p text:style-name="P39">mainconf.ini (PxFWのメインコンフィグ)</text:p>
        </text:list-item>
        <text:list-item>
          <text:p text:style-name="P39">sitemap_definition.csv (サイトマップ定義設定)</text:p>
        </text:list-item>
        <text:list-item>
          <text:p text:style-name="P38">@sitemaps (サイトマップCSV格納ディレクトリ)</text:p>
        </text:list-item>
        <text:list-item>
          <text:p text:style-name="P38">@datas (データ格納ディレクトリ)</text:p>
        </text:list-item>
        <text:list-item>
          <text:p text:style-name="P38">@libs (ライブラリ格納ディレクトリ)</text:p>
        </text:list-item>
        <text:list-item>
          <text:p text:style-name="P38">@themes (テーマコレクション格納ディレクトリ)</text:p>
        </text:list-item>
        <text:list-item>
          <text:p text:style-name="P13">@_caches (公開キャッシュディレクトリ)</text:p>
        </text:list-item>
        <text:list-item>
          <text:p text:style-name="P38">@_contents (コンテンツに由来するキャッシュ)</text:p>
        </text:list-item>
        <text:list-item>
          <text:p text:style-name="P38">@_themes (テーマに由来するキャッシュ)</text:p>
        </text:list-item>
        <text:list-item>
          <text:p text:style-name="P13">@common</text:p>
        </text:list-item>
        <text:list-item>
          <text:p text:style-name="P38">@css</text:p>
        </text:list-item>
        <text:list-item>
          <text:p text:style-name="P38">@img</text:p>
        </text:list-item>
        <text:list-item>
          <text:p text:style-name="P38">@js</text:p>
        </text:list-item>
        <text:list-item>
          <text:p text:style-name="P38">@inc</text:p>
        </text:list-item>
        <text:list-item>
          <text:p text:style-name="P13">.htaccess (mod_rewrite設定、など)</text:p>
        </text:list-item>
        <text:list-item>
          <text:p text:style-name="P13">_px_execute.php (Pickles Frameworkの実行ファイル)</text:p>
        </text:list-item>
        <text:list-item>
          <text:p text:style-name="P13"><text:soft-page-break/>index.html (トップページのコンテンツ)</text:p>
        </text:list-item>
      </text:list>
      <text:p text:style-name="Text_20_body"/>
      <text:p text:style-name="Text_20_body"/>
      <text:p text:style-name="P8"/>
      <text:h text:style-name="P40" text:outline-level="1">サイトマップの管理</text:h>
      <text:p text:style-name="P2">サイトマップとは、サイト全体のページの一覧、論理的階層構造(パンくず)、各ページに紐付くプロパティ情報(ページタイトルなど)を管理する概念である。CSV形式のテキストファイルで管理される。</text:p>
      <text:p text:style-name="P2"/>
      <text:h text:style-name="Heading_20_2" text:outline-level="2">サイトマップの形式</text:h>
      <text:p text:style-name="P2">サイトマップは次のようなCSV形式のファイルで定義される。</text:p>
      <text:p text:style-name="P2"/>
      <text:list xml:id="list21431516" text:style-name="L6">
        <text:list-item>
          <text:p text:style-name="P14"><text:span text:style-name="T3">文字エンコード</text:span><text:line-break/>UTF-8</text:p>
        </text:list-item>
        <text:list-item>
          <text:p text:style-name="P14"><text:span text:style-name="T3">区切り文字</text:span><text:line-break/>, (カンマ)</text:p>
        </text:list-item>
        <text:list-item>
          <text:p text:style-name="P14"><text:span text:style-name="T3">値を囲む</text:span><text:line-break/>“ (ダブルクオート)</text:p>
        </text:list-item>
        <text:list-item>
          <text:p text:style-name="P14"><text:span text:style-name="T3">エスケープ</text:span><text:line-break/>““ (ダブルクオートを重ねる)</text:p>
        </text:list-item>
        <text:list-item>
          <text:p text:style-name="P14"><text:span text:style-name="T3">改行文字</text:span><text:line-break/>CRLF (\r\n)</text:p>
        </text:list-item>
      </text:list>
      <text:p text:style-name="P2"/>
      <text:p text:style-name="P2">例：</text:p>
      <text:p text:style-name="P2">“a”,”b”,”c”</text:p>
      <text:p text:style-name="P2">“a,b”,”a “”b”” c”</text:p>
      <text:p text:style-name="P2"/>
      <text:h text:style-name="Heading_20_2" text:outline-level="2"><text:soft-page-break/>サイトマップCSVの設置場所</text:h>
      <text:p text:style-name="P2">サイトマップCSVは、サイトマップディレクトリに設置する。</text:p>
      <text:p text:style-name="P2"/>
      <text:list xml:id="list21438269" text:style-name="L7">
        <text:list-item>
          <text:p text:style-name="P15">./_PX/sitemap/*.csv</text:p>
        </text:list-item>
      </text:list>
      <text:p text:style-name="P2"/>
      <text:p text:style-name="P2">このディレクトリに置かれた、拡張子 *.csv のファイルは全てサイトマップCSVとしてスキャンされ、自動的にロードされる。</text:p>
      <text:p text:style-name="P2"/>
      <text:h text:style-name="Heading_20_2" text:outline-level="2">サイトマップCSVの定義</text:h>
      <text:p text:style-name="P2">サイトマップCSVの定義は、設定ファイルによって定義されている。設定ファイルの設置場所は下記の通り。</text:p>
      <text:p text:style-name="P2"/>
      <text:list xml:id="list21435296" text:style-name="L8">
        <text:list-item>
          <text:p text:style-name="P16">./_PX/configs/sitemap_definition.csv</text:p>
        </text:list-item>
      </text:list>
      <text:p text:style-name="P2"/>
      <text:p text:style-name="P2">初期状態での設定は次のようになっている。</text:p>
      <text:p text:style-name="P2"><draw:frame draw:style-name="fr1" draw:name="オブジェクト1" text:anchor-type="paragraph" svg:x="0.152cm" svg:y="0.485cm" svg:width="8.627cm" svg:height="7.86cm" draw:z-index="0"><draw:object xlink:href="./Object 1" xlink:type="simple" xlink:show="embed" xlink:actuate="onLoad"/><draw:image xlink:href="./ObjectReplacements/Object 1" xlink:type="simple" xlink:show="embed" xlink:actuate="onLoad"/></draw:frame></text:p>
      <text:p text:style-name="P2"><text:soft-page-break/>sitemap_definition.csvを変更することで、サイトマップの項目を自由に定義できる。ただし、次の項目は必須項目であり、必ず含めなければならない。</text:p>
      <text:p text:style-name="P2"/>
      <text:list xml:id="list21433913" text:style-name="L9">
        <text:list-item>
          <text:p text:style-name="P17">path</text:p>
        </text:list-item>
        <text:list-item>
          <text:p text:style-name="P17">title</text:p>
        </text:list-item>
      </text:list>
      <text:p text:style-name="P2"/>
      <text:h text:style-name="Heading_20_2" text:outline-level="2">ダイナミックパス機能</text:h>
      <text:p text:style-name="P2">サイトマップのpathに変数を埋め込むことで、動的なコンテンツを作成することができる。例を示す。</text:p>
      <text:p text:style-name="P2"><draw:frame draw:style-name="fr1" draw:name="オブジェクト2" text:anchor-type="paragraph" svg:x="0.072cm" svg:y="0.312cm" svg:width="16.441cm" svg:height="0.838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には任意の値を受け取ることができる。</text:p>
      <text:p text:style-name="P2"/>
      <text:p text:style-name="P2">また、次の例のように、{*a}を使うこともできる。</text:p>
      <text:p text:style-name="P2"><draw:frame draw:style-name="fr1" draw:name="オブジェクト5" text:anchor-type="paragraph" svg:x="0.072cm" svg:y="0.312cm" svg:width="16.589cm" svg:height="0.859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する。</text:p>
      <text:p text:style-name="P2"/>
      <text:p text:style-name="P2">実際に渡された変数の値は、次のメソッドから取得できる。</text:p>
      <text:list xml:id="list21426470" text:style-name="L10">
        <text:list-item>
          <text:p text:style-name="P18">{$a}を取得する ⇒ $px-&gt;req()-&gt;get_path_param('a')</text:p>
        </text:list-item>
        <text:list-item>
          <text:p text:style-name="P18">{$b}を取得する ⇒ $px-&gt;req()-&gt;get_path_param('b')</text:p>
        </text:list-item>
        <text:list-item>
          <text:p text:style-name="P18">{$}を取得する ⇒ $px-&gt;req()-&gt;get_path_param('')</text:p>
        </text:list-item>
        <text:list-item>
          <text:p text:style-name="P18">{*a}を取得する ⇒ $px-&gt;req()-&gt;get_path_param('a')</text:p>
        </text:list-item>
        <text:list-item>
          <text:p text:style-name="P18">{*}を取得する ⇒ $px-&gt;req()-&gt;get_path_param('')</text:p>
        </text:list-item>
      </text:list>
      <text:p text:style-name="P2"><text:soft-page-break/></text:p>
      <text:p text:style-name="Standard"><text:span text:style-name="T1">ナビゲーション上に配置されるリンクでは、変数のキーとして設定した文字列がデフォルトの値として採用される。</text:span><text:span text:style-name="T7">path値を </text:span><text:span text:style-name="T4">/test/dynamic/{$a}/{$b}.html</text:span><text:span text:style-name="T5"> とした場合には、/test/dynamic/a/b.html がデフォルトのパスとなる。ただし、無名の変数 {$}, {*} にはデフォルトの値は与えられない。</text:span></text:p>
      <text:p text:style-name="P5"/>
      <text:p text:style-name="P4"/>
      <text:h text:style-name="P42" text:outline-level="2">エイリアス機能</text:h>
      <text:p text:style-name="Text_20_body">ページを、別のページのエイリアスとして登録することができる。</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る。</text:p>
      <text:p text:style-name="Text_20_body"/>
      <text:p text:style-name="Text_20_body">例を示す。</text:p>
      <text:p text:style-name="Text_20_body"><draw:frame draw:style-name="fr1" draw:name="オブジェクト4" text:anchor-type="paragraph" svg:x="0.072cm" svg:y="0.314cm" svg:width="16.221cm" svg:height="1.737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る。エイリアスにはコンテンツが存在しない。この例では、2行目のページが実体を持った通常のページで、1行目と3行目がエイリアスとなり、2行目を参照している。</text:p>
      <text:p text:style-name="Text_20_body"/>
      <text:p text:style-name="P4"/>
      <text:p text:style-name="P4"/>
      <text:p text:style-name="P8"/>
      <text:h text:style-name="P40" text:outline-level="1">コンテンツの制作ルール</text:h>
      <text:p text:style-name="P2">コンテンツは、ページ要素のうち、内容部分だけを取り出した概念である。</text:p>
      <text:h text:style-name="Heading_20_2" text:outline-level="2">コンテンツ制作マニュアル</text:h>
      <text:p text:style-name="P2">コンテンツの制作者は、コンテンツ制作マニュアル PxFW_1x_contentsManual.odtに記載されたルールに従ってコンテンツを実装する。このルールが、サイト全体の管理者と、個別のコンテンツの制作者との間の約束事となる。管理効率、個々のコンテンツ制作者の作業効率、そして将来を見据えた上で破綻しないルールを定め、守ることが重要である。</text:p>
      <text:p text:style-name="P2"/>
      <text:h text:style-name="Heading_20_2" text:outline-level="2">コンテンツモジュール一覧</text:h>
      <text:p text:style-name="P2">コンテンツの制作者は、コンテンツモジュール一覧 PxFW_1x_contentsModules.odt に定義されたモジュールを組み合わせてコンテンツを構成する。</text:p>
      <text:p text:style-name="P2"/>
      <text:p text:style-name="P2">モジュールは、構成要素単位で構造化されたHTMLとCSSのセットである。モジュールは、サイトの管理者が定義し、コンテンツ制作者に対して配布するものであり、コンテンツの制作者はそのルールの中でコンテンツを構築する。</text:p>
      <text:p text:style-name="P2"/>
      <text:p text:style-name="P2">すなわち、これはサイトの管理者と、個々のコンテンツの制作者との間にある約束事の、最も重要な核となるドキュメントである。</text:p>
      <text:p text:style-name="P2"/>
      <text:p text:style-name="P2">このモジュールの定義は、将来にわたってサイトを管理していく上で大変に重要な意味を持つ。将来起こりうる環境や要件の変化に耐えうる構造をなしえるかどうかは、このモジュール設計にかかっているといってよい。特に冗長な可能性を考慮して設計するよう心<text:soft-page-break/>がけるべきである。</text:p>
      <text:p text:style-name="P8"/>
      <text:h text:style-name="P40"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する。</text:p>
      <text:p text:style-name="P2"/>
      <text:h text:style-name="Heading_20_2" text:outline-level="2">複数のテーマの管理と切り替え</text:h>
      <text:p text:style-name="P2">Pickles Framework では、1サイトに複数のテーマを定義することができる。テーマにはそれぞれ名前を付ける。デフォルトのテーマのテーマ名はdefaultとする。</text:p>
      <text:p text:style-name="P2"/>
      <text:p text:style-name="P2">テーマは、URLパラメータに?THEME={$テーマ名}と付加して切り替えることができる。</text:p>
      <text:p text:style-name="P2"/>
      <text:p text:style-name="P2">例： http://xxxxxxxxx/?THEME=themename</text:p>
      <text:p text:style-name="P2"/>
      <text:h text:style-name="Heading_20_2" text:outline-level="2">レイアウト</text:h>
      <text:p text:style-name="P2">テーマは、複数のテンプレートを定義することができる。これはレイアウトと呼ばれ、サイトマップのlayoutにレイアウト名を指定することによって切り替えられる。デフォルトのレイアウトはdefaultである。</text:p>
      <text:p text:style-name="P2"/>
      <text:p text:style-name="P2">初期状態では、<text:span text:style-name="T3">default</text:span>(標準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るが、任意に増やすことができる。</text:p>
      <text:p text:style-name="P2"/>
      <text:h text:style-name="Heading_20_2" text:outline-level="2"><text:soft-page-break/>テーマの格納ディレクトリ</text:h>
      <text:p text:style-name="P2">テーマは、次のディレクトリに格納される。</text:p>
      <text:p text:style-name="P2"/>
      <text:list xml:id="list21431460" text:style-name="L11">
        <text:list-item>
          <text:p text:style-name="P19">./_PX/themes/{$テーマ名}/{$レイアウト名}.html</text:p>
        </text:list-item>
      </text:list>
      <text:p text:style-name="P2"/>
      <text:h text:style-name="Heading_20_2" text:outline-level="2">テンプレートの記述</text:h>
      <text:p text:style-name="P2">テーマは、コンテンツ領域のソースを変数として受け取り、HTML全体を補完して完成させる。テーマのテンプレートは、DOCTYPE宣言、htmlタグ、headセクション、bodyセクションを出力し、ヘッダー、フッターナビゲーション構造などを生成するのもテーマとなる。</text:p>
      <text:p text:style-name="P2"/>
      <text:h text:style-name="Heading_20_3" text:outline-level="3">コンテンツを<text:span text:style-name="T1">出力</text:span>する</text:h>
      <text:p text:style-name="P2">コンテンツは、コンテンツ領域にあたる部分に出力する。関数 $px-&gt;theme()-&gt;pull_content() で出力できる。</text:p>
      <text:p text:style-name="P2">コンテンツ領域は、必ずclass=”contents” の要素で囲われるようにしなければならない。</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soft-page-break/><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らない。次の例のように、関数$px-&gt;theme()-&gt;pull_content('head')で出力できる。</text:p>
      <text:p text:style-name="P2"/>
      <text:p text:style-name="P2">&lt;!doctype html&gt;</text:p>
      <text:p text:style-name="P2">&lt;html&gt;</text:p>
      <text:p text:style-name="P2">&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text:soft-page-break/>&lt;/html&gt;</text:p>
      <text:p text:style-name="P2"/>
      <text:h text:style-name="Heading_20_3" text:outline-level="3">ページの情報を出力する</text:h>
      <text:p text:style-name="P2">ページの情報は、テーマテンプレートの先頭で $page_infoに連想配列として格納される。</text:p>
      <text:p text:style-name="P2">ここから出力する情報を選んで出力する。</text:p>
      <text:p text:style-name="P2">幾つか例を示す。</text:p>
      <text:p text:style-name="P2"/>
      <text:list xml:id="list21445199" text:style-name="L12">
        <text:list-item>
          <text:p text:style-name="P20">ページ名を出力する<text:line-break/>&lt;title&gt;&lt;?php print t::h($page_info['title']); ?&gt; | サイト名&lt;/title&gt;</text:p>
        </text:list-item>
        <text:list-item>
          <text:p text:style-name="P20">ページ名(h1用)を出力する<text:line-break/>&lt;h1&gt;&lt;?php print t::h( $page_info['title_h1'] ); ?&gt;&lt;/h1&gt;</text:p>
        </text:list-item>
        <text:list-item>
          <text:p text:style-name="P20">メタタグ descriptionを出力する<text:line-break/>&lt;meta name="description" content="&lt;?php print t::h($page_info['description']); ?&gt;" /&gt;</text:p>
        </text:list-item>
        <text:list-item>
          <text:p text:style-name="P20">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る。</text:p>
      <text:h text:style-name="Heading_20_3" text:outline-level="3">その他の機能から出力する</text:h>
      <text:list xml:id="list21427904" text:continue-numbering="true" text:style-name="L12">
        <text:list-item>
          <text:p text:style-name="P20">コンフィグに設定されたサイト名を出力する<text:line-break/>&lt;title&gt;&lt;?php print t::h($px-&gt;get_conf('project.name')); ?&gt;&lt;/title&gt;</text:p>
        </text:list-item>
        <text:list-item>
          <text:p text:style-name="P20">パン屑を出力する<text:line-break/>&lt;div class="breadcrumb"&gt;&lt;?php print $px-&gt;theme()-&gt;mk_breadcrumb(); ?&gt;&lt;/div&gt;</text:p>
        </text:list-item>
      </text:list>
      <text:p text:style-name="P2"/>
      <text:h text:style-name="Heading_20_2" text:outline-level="2"><text:soft-page-break/><text:span text:style-name="T1">コンテンツソースの</text:span>DOM置換<text:span text:style-name="T1">加工</text:span></text:h>
      <text:p text:style-name="P2">HTMLのDOM構造を出力の前に変換する必要のある場合が想定されている。例えば、既存のHTMLに手を加えずデザインを変更したいが、新しいデザインを反映するには、入れ子要素が1階層足りない、などの場合のことを指す。</text:p>
      <text:p text:style-name="P2"/>
      <text:p text:style-name="P2">この問題に対しては、finalizerのfinalize_contents()メソッドを編集することで解決する。</text:p>
      <text:p text:style-name="P2"/>
      <text:p text:style-name="P2">finalizer には、共通加工用とテーマ個別加工用の2種類があり、それぞれ次の場所におかれている。</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す。先にテーマ個別加工用、次いで共通加工用の順で実行される。</text:p>
      <text:p text:style-name="P2"/>
      <text:p text:style-name="P2">変換の具体的な実装は、任意のライブラリ等を使って行ってよいが、あらかじめ、 ./_PX/libs/PxXMLDomParser/PxXMLDomParser.php を使用したサンプルコードをコメントアウトしてある。</text:p>
      <text:p text:style-name="P2"/>
      <text:p text:style-name="P8"/>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21436955" text:style-name="L13">
        <text:list-item>
          <text:p text:style-name="P21">Pickles Frameworkの任意のパスに、URLパラメータ ?PX=publish.run を付加してアクセスする。</text:p>
        </text:list-item>
        <text:list-item>
          <text:p text:style-name="P21">パブリッシュを実行する画面が表示されるので、終了するまで待つ。</text:p>
        </text:list-item>
        <text:list-item>
          <text:p text:style-name="P21">パブリッシュが終了すると、./_PX/_sys/publish/htdocs/ に書き出されたファイルが設置されている。</text:p>
        </text:list-item>
      </text:list>
      <text:p text:style-name="P2"/>
      <text:h text:style-name="Heading_20_2" text:outline-level="2">設定</text:h>
      <text:p text:style-name="P2">必要に応じて、パブリッシュの動作を設定することができる。</text:p>
      <text:p text:style-name="P2">これらの設定は、メインコンフィグに記述する。</text:p>
      <text:p text:style-name="P2"/>
      <text:list xml:id="list21415118" text:style-name="L14">
        <text:list-item>
          <text:p text:style-name="P30">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
      <text:p text:style-name="P2"/>
      <text:p text:style-name="P2"><text:soft-page-break/></text:p>
      <text:h text:style-name="Heading_20_2" text:outline-level="2">仕様</text:h>
      <text:p text:style-name="P2">パブリッシュの仕様について説明する。</text:p>
      <text:p text:style-name="P2"/>
      <text:h text:style-name="Heading_20_3" text:outline-level="3">パブリッシュ対象ファイルの一覧をどう生成するか</text:h>
      <text:p text:style-name="P2">Pickles Frameworkのインストールディレクトリをスキャンし、一覧を生成する。</text:p>
      <text:p text:style-name="P2"/>
      <text:h text:style-name="Heading_20_3" text:outline-level="3">静的書き出しファイルと動的書き出しファイル</text:h>
      <text:p text:style-name="P2">拡張子 *.html は動的に生成され、それ以外の拡張子は全て静的にコピーされる。</text:p>
      <text:p text:style-name="P2"/>
      <text:p text:style-name="P2">動的に生成するファイルは、HTTPでPickles Frameworkにアクセスし、ブラウザがページを閲覧するのと同じ方法でHTMLを取得して保存する。</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る。</text:p>
      <text:p text:style-name="P2"/>
      <text:p text:style-name="P2">動的なコンテンツプログラムによってコンテンツを自動生成している場合は、このヘッダーを出力して、パブリッシュツールに仮想URLを知らせる必要がある。</text:p>
      <text:p text:style-name="P2"/>
      <text:p text:style-name="P2">このヘッダーを出力することをPickles Framework に通知するインターフェイスは下記のメソッドとして用意されている。</text:p>
      <text:p text:style-name="P2"/>
      <text:list xml:id="list21446944" text:style-name="L15">
        <text:list-item>
          <text:p text:style-name="P22"><text:soft-page-break/>$px-&gt;add_relatedlink( '/a/b/c.html' );</text:p>
        </text:list-item>
      </text:list>
      <text:p text:style-name="P2"/>
      <text:p text:style-name="P2"/>
      <text:p text:style-name="P8"/>
      <text:h text:style-name="Heading_20_1" text:outline-level="1">メインコンフィグ</text:h>
      <text:p text:style-name="P2">メインコンフィグは、次のパスに置かれたini形式のファイルである。</text:p>
      <text:p text:style-name="P2"/>
      <text:p text:style-name="P2">./_PX/configs/mainconf.ini</text:p>
      <text:p text:style-name="P2"/>
      <text:h text:style-name="Heading_20_2" text:outline-level="2">書式</text:h>
      <text:p text:style-name="P2">UTF-8で記述するini形式。</text:p>
      <text:p text:style-name="P3"/>
      <text:h text:style-name="Heading_20_2" text:outline-level="2">設定項目</text:h>
      <text:h text:style-name="P43" text:outline-level="3">project</text:h>
      <text:list xml:id="list21432026" text:style-name="L16">
        <text:list-item>
          <text:p text:style-name="P31"><text:span text:style-name="T6">id<text:line-break/></text:span><text:span text:style-name="T8">プロジェクトのID</text:span></text:p>
        </text:list-item>
        <text:list-item>
          <text:p text:style-name="P31"><text:span text:style-name="T6">name<text:line-break/></text:span><text:span text:style-name="T10">プロジェクトの名前。サイト名</text:span></text:p>
        </text:list-item>
        <text:list-item>
          <text:p text:style-name="P31"><text:span text:style-name="T6">auth_type<text:line-break/></text:span><text:span text:style-name="T8">認証の種類(basic|digest)</text:span></text:p>
        </text:list-item>
        <text:list-item>
          <text:p text:style-name="P31"><text:span text:style-name="T6">auth_name<text:line-break/></text:span><text:span text:style-name="T8">認証ID</text:span></text:p>
        </text:list-item>
        <text:list-item>
          <text:p text:style-name="P31"><text:span text:style-name="T6">auth_password<text:line-break/></text:span><text:span text:style-name="T10">認証パスワード</text:span></text:p>
        </text:list-item>
      </text:list>
      <text:p text:style-name="P3"/>
      <text:h text:style-name="P43" text:outline-level="3"><text:soft-page-break/>paths</text:h>
      <text:p text:style-name="P3"/>
      <text:list xml:id="list21444048" text:style-name="L17">
        <text:list-item>
          <text:p text:style-name="P32"><text:span text:style-name="T6">px_dir<text:line-break/></text:span><text:span text:style-name="T9">Pickles Framework</text:span><text:span text:style-name="T8"> ディレクトリのパス</text:span></text:p>
        </text:list-item>
        <text:list-item>
          <text:p text:style-name="P32"><text:span text:style-name="T6">access_log<text:line-break/></text:span><text:span text:style-name="T10">アクセスログの出力先ファイルパス</text:span></text:p>
        </text:list-item>
        <text:list-item>
          <text:p text:style-name="P32"><text:span text:style-name="T6">error_log<text:line-break/></text:span><text:span text:style-name="T10">エラーログの出力先ファイルパス</text:span></text:p>
        </text:list-item>
      </text:list>
      <text:p text:style-name="P3"/>
      <text:h text:style-name="P43" text:outline-level="3">db<text:span text:style-name="T1">m</text:span>s</text:h>
      <text:p text:style-name="P3"/>
      <text:list xml:id="list21420015" text:style-name="L18">
        <text:list-item>
          <text:p text:style-name="P33"><text:span text:style-name="T11">dbms<text:line-break/></text:span><text:span text:style-name="T2">RDBMSの種類。mysql|postgresql|sqlite</text:span></text:p>
        </text:list-item>
        <text:list-item>
          <text:p text:style-name="P33"><text:span text:style-name="T11">host<text:line-break/>接続先</text:span><text:span text:style-name="T2">ホスト名</text:span></text:p>
        </text:list-item>
        <text:list-item>
          <text:p text:style-name="P33"><text:span text:style-name="T11">port<text:line-break/>接続先</text:span><text:span text:style-name="T2">ポート番号</text:span></text:p>
        </text:list-item>
        <text:list-item>
          <text:p text:style-name="P33"><text:span text:style-name="T11">database_name<text:line-break/></text:span><text:span text:style-name="T2">データベース名。(sqliteの場合はDBファイルのパス)</text:span></text:p>
        </text:list-item>
        <text:list-item>
          <text:p text:style-name="P33"><text:span text:style-name="T11">user<text:line-break/></text:span><text:span text:style-name="T2">ユーザー名</text:span></text:p>
        </text:list-item>
        <text:list-item>
          <text:p text:style-name="P33"><text:span text:style-name="T11">password<text:line-break/></text:span><text:span text:style-name="T2">パスワード</text:span></text:p>
        </text:list-item>
        <text:list-item>
          <text:p text:style-name="P33"><text:span text:style-name="T11">charset<text:line-break/></text:span><text:span text:style-name="T2">文字セット</text:span></text:p>
        </text:list-item>
      </text:list>
      <text:p text:style-name="P3"/>
      <text:h text:style-name="P43" text:outline-level="3"><text:soft-page-break/>publish</text:h>
      <text:p text:style-name="P3"/>
      <text:list xml:id="list21435974" text:style-name="L19">
        <text:list-item>
          <text:p text:style-name="P34"><text:span text:style-name="T11">path_publish_dir<text:line-break/></text:span><text:span text:style-name="T2">パブリッシュ先のディレクトリパス</text:span></text:p>
        </text:list-item>
        <text:list-item>
          <text:p text:style-name="P35">paths_ignore<text:line-break/>パブリッシュ対象外のパス(改行区切りで複数指定可)</text:p>
        </text:list-item>
      </text:list>
      <text:p text:style-name="P3"/>
      <text:h text:style-name="P43" text:outline-level="3">system</text:h>
      <text:p text:style-name="P3"/>
      <text:list xml:id="list21436455" text:style-name="L20">
        <text:list-item>
          <text:p text:style-name="P37"><text:span text:style-name="T11">allow_pxcommands<text:line-break/>PX</text:span><text:span text:style-name="T2">コマンドの実行を許可するフラグ</text:span></text:p>
        </text:list-item>
        <text:list-item>
          <text:p text:style-name="P37"><text:span text:style-name="T11">session_name<text:line-break/></text:span><text:span text:style-name="T2">セッション名</text:span></text:p>
        </text:list-item>
        <text:list-item>
          <text:p text:style-name="P36">filesystem_encoding<text:line-break/>ファイルシステムの文字エンコーディング(ファイル名などに適用)</text:p>
        </text:list-item>
        <text:list-item>
          <text:p text:style-name="P36">output_encoding<text:line-break/>出力コンテンツの文字エンコーディング</text:p>
        </text:list-item>
        <text:list-item>
          <text:p text:style-name="P36">output_eof_coding<text:line-break/>出力コンテンツの改行コード</text:p>
        </text:list-item>
      </text:list>
      <text:p text:style-name="P6"/>
      <text:p text:style-name="P2"/>
      <text:p text:style-name="P2"/>
      <text:p text:style-name="P2"/>
      <text:p text:style-name="P8"/>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ない。</text:p>
      <text:p text:style-name="P2"/>
      <text:p text:style-name="P2">Pickles FrameworkのDBHオブジェクト(px_cores_dbhクラス)は、次のRDBMSをサポートしている。</text:p>
      <text:p text:style-name="P2"/>
      <text:list xml:id="list21437186" text:style-name="L21">
        <text:list-item>
          <text:p text:style-name="P23">MySQL</text:p>
        </text:list-item>
        <text:list-item>
          <text:p text:style-name="P23">PostgreSQL</text:p>
        </text:list-item>
        <text:list-item>
          <text:p text:style-name="P23">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る。</text:p>
      <text:p text:style-name="P2"/>
      <text:p text:style-name="P2"/>
      <text:p text:style-name="P2"/>
      <text:p text:style-name="P2"/>
      <text:p text:style-name="P2"/>
      <text:h text:style-name="P41" text:outline-level="1">ユーザーの管理</text:h>
      <text:p text:style-name="P2">この項目は、Pickles Framework 上に動的なアプリケーションを構築する場合以外は、ほとんど知る必要はない。</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る。この機能を使用するためには、RDBMSの設定が必要となる。</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1" draw:name="オブジェクト3" text:anchor-type="paragraph" svg:x="0.152cm" svg:y="0.069cm" svg:width="9.077cm" svg:height="6.436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セットアップ手順</text:h>
      <text:p text:style-name="P2">ユーザーテーブルの構築の手順は、PXコマンド “initialize”の処理に含まれている。</text:p>
      <text:p text:style-name="P2"><text:s/>?PX=initialize.run を付けて任意のページにアクセスすることで初期構築される。</text:p>
      <text:p text:style-name="P7"/>
      <text:h text:style-name="Heading_20_1" text:outline-level="1">PXコマンド</text:h>
      <text:p text:style-name="P2">PXコマンドは、Pickles Frameworkの独自の機能を提供するインターフェイスである。Pickles FrameworkやPHPの設定を確認する、ページやコンテンツの情報を確認するといった情報サービスや、キャッシュのクリア、パブリッシュなどの機能もこれに含まれる。</text:p>
      <text:p text:style-name="P2"/>
      <text:h text:style-name="Heading_20_2" text:outline-level="2">実行方法</text:h>
      <text:p text:style-name="P2">URLにパラメータ ?PX={$PXコマンド名} を付加して起動する。</text:p>
      <text:p text:style-name="P2"/>
      <text:h text:style-name="Heading_20_2" text:outline-level="2">PXコマンド一覧</text:h>
      <text:list xml:id="list21429097" text:style-name="L22">
        <text:list-item>
          <text:p text:style-name="P24">api<text:line-break/>外部のアプリケーションと通信するためのAPIを提供する。</text:p>
        </text:list-item>
        <text:list-item>
          <text:p text:style-name="P24">clearcache<text:line-break/>Pickles Framework が作成するキャッシュファイルをクリアする。</text:p>
        </text:list-item>
        <text:list-item>
          <text:p text:style-name="P24">config<text:line-break/>Pickles Framework のコンフィグ内容を確認する。</text:p>
        </text:list-item>
        <text:list-item>
          <text:p text:style-name="P24">edit<text:line-break/>カレントページのコンテンツソースを直接編集する。</text:p>
        </text:list-item>
        <text:list-item>
          <text:p text:style-name="P24">fillcontents<text:line-break/>サイトマップに記載された content の情報を元に、未作成のコンテンツの空ファイルを作成する。</text:p>
        </text:list-item>
        <text:list-item>
          <text:p text:style-name="P24">initialize<text:line-break/>データベースなど初期構築を実行する。</text:p>
        </text:list-item>
        <text:list-item>
          <text:p text:style-name="P24"><text:soft-page-break/>pageinfo<text:line-break/>カレントページのページ情報を表示する。</text:p>
        </text:list-item>
        <text:list-item>
          <text:p text:style-name="P24">phpinfo<text:line-break/>phpinfo() を実行し、PHPの設定情報を確認する。</text:p>
        </text:list-item>
        <text:list-item>
          <text:p text:style-name="P24">publish<text:line-break/>静的なファイル群にパブリッシュする。</text:p>
        </text:list-item>
        <text:list-item>
          <text:p text:style-name="P24">rdb<text:line-break/>データベースの内容を閲覧・操作する。</text:p>
        </text:list-item>
        <text:list-item>
          <text:p text:style-name="P24">sitemap<text:line-break/>サイトマップを表示する。</text:p>
        </text:list-item>
        <text:list-item>
          <text:p text:style-name="P24">sitemap_definition<text:line-break/>サイトマップ定義を表示する。</text:p>
        </text:list-item>
      </text:list>
      <text:p text:style-name="P2"/>
      <text:p text:style-name="P2"/>
      <text:p text:style-name="P8"/>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する。</text:p>
      <text:p text:style-name="P2"/>
      <text:h text:style-name="Heading_20_2" text:outline-level="2">演算子</text:h>
      <text:p text:style-name="P2">演算子の前後には不自然でない限り半角スペースを最低1つ挟む。</text:p>
      <text:p text:style-name="P2"/>
      <text:h text:style-name="Heading_20_2" text:outline-level="2">命名規則</text:h>
      <text:h text:style-name="Heading_20_3" text:outline-level="3">PHPのクラス名</text:h>
      <text:p text:style-name="P2">アンダースコア記法で統一する。</text:p>
      <text:p text:style-name="P2">すべて小文字を使用する。</text:p>
      <text:p text:style-name="P2">コンテンツにより予約された接頭辞 cont を避ける。</text:p>
      <text:p text:style-name="P2"><text:soft-page-break/>例： hogehoge</text:p>
      <text:p text:style-name="P2"/>
      <text:h text:style-name="Heading_20_3" text:outline-level="3">PHPのメソッド名</text:h>
      <text:p text:style-name="P2">アンダースコア記法で統一する。</text:p>
      <text:p text:style-name="P2">すべて小文字を使用する。</text:p>
      <text:p text:style-name="P2">例: get_page_info()</text:p>
      <text:p text:style-name="P2"/>
      <text:p text:style-name="P2">グローバル領域に定義する必要がある場合は、コンテンツにより予約された接頭辞contを避ける。</text:p>
      <text:p text:style-name="P2">例: get_page_info()</text:p>
      <text:p text:style-name="P2"/>
      <text:h text:style-name="Heading_20_3" text:outline-level="3">JavaScriptのオブジェクト名</text:h>
      <text:p text:style-name="P2">キャメル記法に統一する。</text:p>
      <text:p text:style-name="P2">コンテンツにより予約された接頭辞contを避ける。</text:p>
      <text:p text:style-name="P2">例:hogeHoge()</text:p>
      <text:p text:style-name="P2"/>
      <text:h text:style-name="Heading_20_3" text:outline-level="3">CSSクラス名</text:h>
      <text:p text:style-name="P2">アンダースコア記法を基本とする。</text:p>
      <text:p text:style-name="P2">すべて小文字を使用する。</text:p>
      <text:p text:style-name="P2">コンテンツにより予約された接頭辞contを避ける。</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text:soft-page-break/>例: module_name-inner</text:p>
      <text:h text:style-name="Heading_20_3" text:outline-level="3">パラメータ、クッキー、セッション、HTTP拡張ヘッダー</text:h>
      <text:p text:style-name="P2">アンダースコア記法で統一する。</text:p>
      <text:p text:style-name="P2">すべて大文字を使用する。</text:p>
      <text:p text:style-name="P2">例: ID</text:p>
      <text:p text:style-name="P2">例: PX</text:p>
      <text:p text:style-name="P2"/>
      <text:p text:style-name="P2">※コンテンツローカルで定義された値は、全て小文字を使うことで区別される。</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21420040" text:style-name="L23">
        <text:list-item>
          <text:p text:style-name="P25">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25">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25">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text:soft-page-break/>その他</text:h>
      <text:p text:style-name="P2">複数形のsを厳密に取り扱う。</text:p>
      <text:p text:style-name="P2"/>
      <text:h text:style-name="Heading_20_2" text:outline-level="2">予約語</text:h>
      <text:h text:style-name="Heading_20_3" text:outline-level="3">URIパラメータ</text:h>
      <text:list xml:id="list21421754" text:style-name="L24">
        <text:list-item>
          <text:p text:style-name="P26">ID<text:line-break/>ログインユーザーアカウント(IDではなく、アカウント名)</text:p>
        </text:list-item>
        <text:list-item>
          <text:p text:style-name="P26">PW<text:line-break/>ログインユーザーパスワード</text:p>
        </text:list-item>
        <text:list-item>
          <text:p text:style-name="P26">PX<text:line-break/>PXコマンド</text:p>
        </text:list-item>
        <text:list-item>
          <text:p text:style-name="P26">THEME<text:line-break/>テーマID</text:p>
        </text:list-item>
      </text:list>
      <text:h text:style-name="Heading_20_3" text:outline-level="3">クッキー</text:h>
      <text:list xml:id="list21426997" text:style-name="L25">
        <text:list-item>
          <text:p text:style-name="P27">CCUA<text:line-break/>クッキーが利用可能であることを確認するために使用する値</text:p>
        </text:list-item>
        <text:list-item>
          <text:p text:style-name="P27">PXSID<text:line-break/>セッションキー(メインコンフィグ system.session_name で設定可能)</text:p>
        </text:list-item>
      </text:list>
      <text:p text:style-name="P2"/>
      <text:h text:style-name="Heading_20_3" text:outline-level="3">セッション</text:h>
      <text:list xml:id="list21430652" text:style-name="L26">
        <text:list-item>
          <text:p text:style-name="P28">USER_ID<text:line-break/>ログインユーザID(user_accountではない)</text:p>
        </text:list-item>
        <text:list-item>
          <text:p text:style-name="P28">USER_EXPIRE<text:line-break/><text:soft-page-break/>ログイン状態の有効期限時刻のUNIXタイムスタンプ。</text:p>
        </text:list-item>
        <text:list-item>
          <text:p text:style-name="P28">FILE<text:line-break/>アップロードファイルの一時保存領域。保存名をキーとする連想配列の形式で保持。</text:p>
        </text:list-item>
      </text:list>
      <text:p text:style-name="P2"/>
      <text:h text:style-name="Heading_20_3" text:outline-level="3">HTTPレスポンスヘッダー</text:h>
      <text:list xml:id="list21422897" text:style-name="L27">
        <text:list-item>
          <text:p text:style-name="P29">X-PXFW-RELATEDLINK<text:line-break/>追加のファイルパスをパブリッシュツールに知らせる。カンマ区切りで複数指定される場合がある。パスは完全なURLの 場合もあるし、相対パスで記述される場合もある。</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3</text:page-number><text:span text:style-name="MT1">/</text:span><text:span text:style-name="MT1"><text:page-count>3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11-20T01:30:44.65</dc:date>
    <dc:creator>Koyanagi Tomoya</dc:creator>
    <meta:editing-duration>PT23H28M50S</meta:editing-duration>
    <meta:editing-cycles>191</meta:editing-cycles>
    <meta:generator>OpenOffice.org/3.2$Win32 OpenOffice.org_project/320m18$Build-9502</meta:generator>
    <dc:title>Pickles Framework 1.x サイト構築管理マニュアル</dc:title>
    <meta:document-statistic meta:table-count="0" meta:image-count="0" meta:object-count="5" meta:page-count="35" meta:paragraph-count="382" meta:word-count="3968" meta:character-count="112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キー</text:p>
          </table:table-cell>
          <table:table-cell table:style-name="ce1" office:value-type="string">
            <text:p>意味</text:p>
          </table:table-cell>
        </table:table-row>
        <table:table-row table:style-name="ro1">
          <table:table-cell office:value-type="string">
            <text:p>path</text:p>
          </table:table-cell>
          <table:table-cell office:value-type="string">
            <text:p>ページのパス</text:p>
          </table:table-cell>
        </table:table-row>
        <table:table-row table:style-name="ro1">
          <table:table-cell office:value-type="string">
            <text:p>content</text:p>
          </table:table-cell>
          <table:table-cell office:value-type="string">
            <text:p>コンテンツファイルの格納先</text:p>
          </table:table-cell>
        </table:table-row>
        <table:table-row table:style-name="ro2">
          <table:table-cell office:value-type="string">
            <text:p>id</text:p>
          </table:table-cell>
          <table:table-cell office:value-type="string">
            <text:p>ページID</text:p>
          </table:table-cell>
        </table:table-row>
        <table:table-row table:style-name="ro1">
          <table:table-cell office:value-type="string">
            <text:p>title</text:p>
          </table:table-cell>
          <table:table-cell office:value-type="string">
            <text:p>ページタイトル</text:p>
          </table:table-cell>
        </table:table-row>
        <table:table-row table:style-name="ro2">
          <table:table-cell office:value-type="string">
            <text:p>title_breadcrumb</text:p>
          </table:table-cell>
          <table:table-cell office:value-type="string">
            <text:p>ページタイトル(パン屑表示用)</text:p>
          </table:table-cell>
        </table:table-row>
        <table:table-row table:style-name="ro2">
          <table:table-cell office:value-type="string">
            <text:p>title_h1</text:p>
          </table:table-cell>
          <table:table-cell office:value-type="string">
            <text:p>ページタイトル(H1表示用)</text:p>
          </table:table-cell>
        </table:table-row>
        <table:table-row table:style-name="ro2">
          <table:table-cell office:value-type="string">
            <text:p>title_label</text:p>
          </table:table-cell>
          <table:table-cell office:value-type="string">
            <text:p>ページタイトル(リンク表示用)</text:p>
          </table:table-cell>
        </table:table-row>
        <table:table-row table:style-name="ro1">
          <table:table-cell office:value-type="string">
            <text:p>logical_path</text:p>
          </table:table-cell>
          <table:table-cell office:value-type="string">
            <text:p>論理構造上のパス</text:p>
          </table:table-cell>
        </table:table-row>
        <table:table-row table:style-name="ro1">
          <table:table-cell office:value-type="string">
            <text:p>list_flg</text:p>
          </table:table-cell>
          <table:table-cell office:value-type="string">
            <text:p>一覧表示フラグ</text:p>
          </table:table-cell>
        </table:table-row>
        <table:table-row table:style-name="ro1">
          <table:table-cell office:value-type="string">
            <text:p>authlevel</text:p>
          </table:table-cell>
          <table:table-cell office:value-type="string">
            <text:p>アクセス権限レベル</text:p>
          </table:table-cell>
        </table:table-row>
        <table:table-row table:style-name="ro1">
          <table:table-cell office:value-type="string">
            <text:p>layout</text:p>
          </table:table-cell>
          <table:table-cell office:value-type="string">
            <text:p>レイアウト</text:p>
          </table:table-cell>
        </table:table-row>
        <table:table-row table:style-name="ro1">
          <table:table-cell office:value-type="string">
            <text:p>extension</text:p>
          </table:table-cell>
          <table:table-cell office:value-type="string">
            <text:p>拡張子名</text:p>
          </table:table-cell>
        </table:table-row>
        <table:table-row table:style-name="ro1">
          <table:table-cell office:value-type="string">
            <text:p>orderby</text:p>
          </table:table-cell>
          <table:table-cell office:value-type="string">
            <text:p>表示順</text:p>
          </table:table-cell>
        </table:table-row>
        <table:table-row table:style-name="ro2">
          <table:table-cell office:value-type="string">
            <text:p>keywords</text:p>
          </table:table-cell>
          <table:table-cell office:value-type="string">
            <text:p>metaキーワード</text:p>
          </table:table-cell>
        </table:table-row>
        <table:table-row table:style-name="ro2">
          <table:table-cell office:value-type="string">
            <text:p>description</text:p>
          </table:table-cell>
          <table:table-cell office:value-type="string">
            <text:p>metaディスクリプション</text:p>
          </table:table-cell>
        </table:table-row>
        <table:table-row table:style-name="ro1">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3.388cm"/>
    </style:style>
    <style:style style:name="co3" style:family="table-column">
      <style:table-column-properties fo:break-before="auto" style:column-width="2.686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row>
        <table:table-row table:style-name="ro2">
          <table:table-cell office:value-type="string">
            <text:p>id</text:p>
          </table:table-cell>
          <table:table-cell office:value-type="string">
            <text:p>ユーザーID</text:p>
          </table:table-cell>
          <table:table-cell office:value-type="string">
            <text:p>VARCHAR(64)</text:p>
          </table:table-cell>
        </table:table-row>
        <table:table-row table:style-name="ro1">
          <table:table-cell office:value-type="string">
            <text:p>user_account</text:p>
          </table:table-cell>
          <table:table-cell office:value-type="string">
            <text:p>ユーザーアカウント名</text:p>
          </table:table-cell>
          <table:table-cell office:value-type="string">
            <text:p>VARCHAR(64)</text:p>
          </table:table-cell>
        </table:table-row>
        <table:table-row table:style-name="ro3">
          <table:table-cell office:value-type="string">
            <text:p>user_pw</text:p>
          </table:table-cell>
          <table:table-cell office:value-type="string">
            <text:p>ログインパスワード</text:p>
          </table:table-cell>
          <table:table-cell office:value-type="string">
            <text:p>VARCHAR(32)</text:p>
          </table:table-cell>
        </table:table-row>
        <table:table-row table:style-name="ro1">
          <table:table-cell office:value-type="string">
            <text:p>user_name</text:p>
          </table:table-cell>
          <table:table-cell office:value-type="string">
            <text:p>ユーザー名</text:p>
          </table:table-cell>
          <table:table-cell office:value-type="string">
            <text:p>VARCHAR(128)</text:p>
          </table:table-cell>
        </table:table-row>
        <table:table-row table:style-name="ro1">
          <table:table-cell office:value-type="string">
            <text:p>user_email</text:p>
          </table:table-cell>
          <table:table-cell office:value-type="string">
            <text:p>メールアドレス</text:p>
          </table:table-cell>
          <table:table-cell office:value-type="string">
            <text:p>VARCHAR(128)</text:p>
          </table:table-cell>
        </table:table-row>
        <table:table-row table:style-name="ro3">
          <table:table-cell office:value-type="string">
            <text:p>tmp_pw</text:p>
          </table:table-cell>
          <table:table-cell office:value-type="string">
            <text:p>一時パスワード</text:p>
          </table:table-cell>
          <table:table-cell office:value-type="string">
            <text:p>VARCHAR(32)</text:p>
          </table:table-cell>
        </table:table-row>
        <table:table-row table:style-name="ro3">
          <table:table-cell office:value-type="string">
            <text:p>tmp_email</text:p>
          </table:table-cell>
          <table:table-cell office:value-type="string">
            <text:p>一時メールアドレス</text:p>
          </table:table-cell>
          <table:table-cell office:value-type="string">
            <text:p>VARCHAR(128)</text:p>
          </table:table-cell>
        </table:table-row>
        <table:table-row table:style-name="ro3">
          <table:table-cell office:value-type="string">
            <text:p>tmp_data</text:p>
          </table:table-cell>
          <table:table-cell office:value-type="string">
            <text:p>その他の一時データ</text:p>
          </table:table-cell>
          <table:table-cell office:value-type="string">
            <text:p>TEXT</text:p>
          </table:table-cell>
        </table:table-row>
        <table:table-row table:style-name="ro3">
          <table:table-cell office:value-type="string">
            <text:p>login_date</text:p>
          </table:table-cell>
          <table:table-cell office:value-type="string">
            <text:p>最終ログイン日時</text:p>
          </table:table-cell>
          <table:table-cell office:value-type="string">
            <text:p>DATETIME</text:p>
          </table:table-cell>
        </table:table-row>
        <table:table-row table:style-name="ro1">
          <table:table-cell office:value-type="string">
            <text:p>create_date</text:p>
          </table:table-cell>
          <table:table-cell office:value-type="string">
            <text:p>作成日時</text:p>
          </table:table-cell>
          <table:table-cell office:value-type="string">
            <text:p>DATETIME</text:p>
          </table:table-cell>
        </table:table-row>
        <table:table-row table:style-name="ro1">
          <table:table-cell office:value-type="string">
            <text:p>update_date</text:p>
          </table:table-cell>
          <table:table-cell office:value-type="string">
            <text:p>更新日時</text:p>
          </table:table-cell>
          <table:table-cell office:value-type="string">
            <text:p>DATETIME</text:p>
          </table:table-cell>
        </table:table-row>
        <table:table-row table:style-name="ro1">
          <table:table-cell office:value-type="string">
            <text:p>delete_date</text:p>
          </table:table-cell>
          <table:table-cell office:value-type="string">
            <text:p>削除日時</text:p>
          </table:table-cell>
          <table:table-cell office:value-type="string">
            <text:p>DATETIME</text:p>
          </table:table-cell>
        </table:table-row>
        <table:table-row table:style-name="ro3">
          <table:table-cell office:value-type="string">
            <text:p>delete_flg</text:p>
          </table:table-cell>
          <table:table-cell office:value-type="string">
            <text:p>削除フラグ</text:p>
          </table:table-cell>
          <table:table-cell office:value-type="string">
            <text:p>INTEGER</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7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2">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